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af847" officeooo:paragraph-rsid="00143b6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af847" officeooo:paragraph-rsid="00143b69" style:font-size-asian="14pt" style:font-weight-asian="bold" style:font-size-complex="14pt" style:font-weight-complex="bold"/>
    </style:style>
    <style:style style:name="P3" style:family="paragraph" style:parent-style-name="Text_20_body" style:list-style-name="L1">
      <style:paragraph-properties fo:padding="0.0193in" fo:border="0.06pt solid #e3e3e3"/>
      <style:text-properties officeooo:paragraph-rsid="00126fda"/>
    </style:style>
    <style:style style:name="P4" style:family="paragraph" style:parent-style-name="Text_20_body" style:list-style-name="L2">
      <style:paragraph-properties fo:margin-top="0in" fo:margin-bottom="0in" style:contextual-spacing="false" fo:padding="0.0193in" fo:border="0.06pt solid #e3e3e3"/>
      <style:text-properties officeooo:paragraph-rsid="00126fda"/>
    </style:style>
    <style:style style:name="T1" style:family="text">
      <style:text-properties loext:padding="0.0193in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l Medicine &amp; Infectious Diseases :</text:p>
      <text:p text:style-name="P1"><text:s text:c="4"/>• Scope of Services: The department provides treatment for a range of infectious diseases, including but not limited to:</text:p>
      <text:p text:style-name="P1"><text:s text:c="8"/>◦ Fever</text:p>
      <text:p text:style-name="P1"><text:s text:c="8"/>◦ Cough &amp; Cold</text:p>
      <text:p text:style-name="P1"><text:s text:c="8"/>◦ Chronic Cough</text:p>
      <text:p text:style-name="P1"><text:s text:c="8"/>◦ Jaundice</text:p>
      <text:p text:style-name="P1"><text:s text:c="8"/>◦ Diabetes</text:p>
      <text:p text:style-name="P1"><text:s text:c="8"/>◦ Hypertension</text:p>
      <text:p text:style-name="P1"><text:s text:c="8"/>◦ Ischemic Heart Disease</text:p>
      <text:p text:style-name="P1"><text:s text:c="8"/>◦ Stroke (Paralysis)</text:p>
      <text:p text:style-name="P1"><text:s text:c="8"/>◦ Thyroid Disorders</text:p>
      <text:p text:style-name="P1"><text:s text:c="8"/>◦ Anemia (Low Hemoglobin)</text:p>
      <text:p text:style-name="P1"><text:s text:c="8"/>◦ Asthma &amp; COPD</text:p>
      <text:p text:style-name="P1"><text:s text:c="8"/>◦ Vertigo</text:p>
      <text:p text:style-name="P1"><text:s text:c="8"/>◦ Migraine</text:p>
      <text:p text:style-name="P1"><text:s text:c="8"/>◦ Tuberculosis &amp; HIV</text:p>
      <text:p text:style-name="P1"><text:s text:c="8"/>◦ Physician Fitness before Surgery</text:p>
      <text:p text:style-name="P1"><text:s text:c="8"/>◦ Fitness Certificate</text:p>
      <text:p text:style-name="P1"><text:s text:c="8"/>◦ Health Checkup</text:p>
      <text:p text:style-name="P1"><text:s text:c="8"/>◦ Vaccination</text:p>
      <text:p text:style-name="P1"><text:s text:c="8"/>◦ Central Line or Dialysis Catheter Insertion</text:p>
      <text:p text:style-name="P1"><text:s text:c="8"/>◦ Any other Medical Problem</text:p>
      <text:p text:style-name="P1">Velocity Hospital's General Medicine &amp; Infectious Diseases department offers comprehensive care for patients with infectious diseases, providing skilled diagnosis and treatment under the care of experienced physicia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0:00.402684896</meta:creation-date>
    <dc:date>2024-04-12T13:53:16.085672073</dc:date>
    <meta:editing-duration>PT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18" meta:character-count="910" meta:non-whitespace-character-count="651"/>
  </office:meta>
</office:document-meta>
</file>